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0d784" officeooo:paragraph-rsid="0010d784"/>
    </style:style>
    <style:style style:name="P2" style:family="paragraph" style:parent-style-name="Standard">
      <style:text-properties officeooo:rsid="00169444" officeooo:paragraph-rsid="003ed90b"/>
    </style:style>
    <style:style style:name="P3" style:family="paragraph" style:parent-style-name="Standard">
      <style:text-properties officeooo:rsid="0018f8a5" officeooo:paragraph-rsid="001c72a6"/>
    </style:style>
    <style:style style:name="P4" style:family="paragraph" style:parent-style-name="Standard">
      <style:text-properties officeooo:rsid="0018f8a5" officeooo:paragraph-rsid="001d96f7"/>
    </style:style>
    <style:style style:name="P5" style:family="paragraph" style:parent-style-name="Standard">
      <style:text-properties officeooo:rsid="001f0976" officeooo:paragraph-rsid="001f0976"/>
    </style:style>
    <style:style style:name="P6" style:family="paragraph" style:parent-style-name="Standard">
      <style:text-properties officeooo:rsid="00223a4f" officeooo:paragraph-rsid="003ed90b"/>
    </style:style>
    <style:style style:name="P7" style:family="paragraph" style:parent-style-name="Standard">
      <style:text-properties officeooo:rsid="00223a4f" officeooo:paragraph-rsid="0010d784"/>
    </style:style>
    <style:style style:name="P8" style:family="paragraph" style:parent-style-name="Standard">
      <style:text-properties officeooo:rsid="00223acd" officeooo:paragraph-rsid="00223acd"/>
    </style:style>
    <style:style style:name="P9" style:family="paragraph" style:parent-style-name="Standard">
      <style:text-properties officeooo:rsid="002a8e4b" officeooo:paragraph-rsid="002a8e4b"/>
    </style:style>
    <style:style style:name="P10" style:family="paragraph" style:parent-style-name="Standard">
      <style:text-properties officeooo:rsid="0035244a" officeooo:paragraph-rsid="0035244a"/>
    </style:style>
    <style:style style:name="P11" style:family="paragraph" style:parent-style-name="Standard">
      <style:text-properties officeooo:rsid="003c887b" officeooo:paragraph-rsid="003c887b"/>
    </style:style>
    <style:style style:name="P12" style:family="paragraph" style:parent-style-name="Standard">
      <style:text-properties officeooo:rsid="003cb246" officeooo:paragraph-rsid="003cb246"/>
    </style:style>
    <style:style style:name="P13" style:family="paragraph" style:parent-style-name="Standard">
      <style:text-properties fo:font-weight="bold" officeooo:rsid="003cb246" officeooo:paragraph-rsid="003cb246" style:font-weight-asian="bold" style:font-weight-complex="bold"/>
    </style:style>
    <style:style style:name="P14" style:family="paragraph" style:parent-style-name="Standard">
      <style:text-properties fo:font-weight="bold" officeooo:rsid="003c887b" officeooo:paragraph-rsid="003c887b" style:font-weight-asian="bold" style:font-weight-complex="bold"/>
    </style:style>
    <style:style style:name="P15" style:family="paragraph" style:parent-style-name="Standard">
      <style:text-properties fo:font-weight="bold" officeooo:rsid="0018f8a5" officeooo:paragraph-rsid="0018f8a5" style:font-weight-asian="bold" style:font-weight-complex="bold"/>
    </style:style>
    <style:style style:name="P16" style:family="paragraph" style:parent-style-name="Standard">
      <style:text-properties fo:font-weight="bold" officeooo:rsid="0010d784" officeooo:paragraph-rsid="0010d784" style:font-weight-asian="bold" style:font-weight-complex="bold"/>
    </style:style>
    <style:style style:name="P17" style:family="paragraph" style:parent-style-name="Standard">
      <style:text-properties fo:font-weight="bold" officeooo:rsid="003ed90b" officeooo:paragraph-rsid="003ed90b" style:font-weight-asian="bold" style:font-weight-complex="bold"/>
    </style:style>
    <style:style style:name="P18" style:family="paragraph" style:parent-style-name="Standard">
      <style:text-properties officeooo:paragraph-rsid="003ed90b"/>
    </style:style>
    <style:style style:name="P19" style:family="paragraph" style:parent-style-name="Standard">
      <style:text-properties officeooo:rsid="0040a804" officeooo:paragraph-rsid="0040a804"/>
    </style:style>
    <style:style style:name="P20" style:family="paragraph" style:parent-style-name="Standard">
      <style:text-properties officeooo:rsid="00439f2d" officeooo:paragraph-rsid="0040a804"/>
    </style:style>
    <style:style style:name="P21" style:family="paragraph" style:parent-style-name="Standard">
      <style:text-properties officeooo:rsid="00439f2d" officeooo:paragraph-rsid="00439f2d"/>
    </style:style>
    <style:style style:name="T1" style:family="text">
      <style:text-properties officeooo:rsid="0010d784"/>
    </style:style>
    <style:style style:name="T2" style:family="text">
      <style:text-properties officeooo:rsid="00173657"/>
    </style:style>
    <style:style style:name="T3" style:family="text">
      <style:text-properties officeooo:rsid="0018f8a5"/>
    </style:style>
    <style:style style:name="T4" style:family="text">
      <style:text-properties officeooo:rsid="001a74b3"/>
    </style:style>
    <style:style style:name="T5" style:family="text">
      <style:text-properties officeooo:rsid="001c72a6"/>
    </style:style>
    <style:style style:name="T6" style:family="text">
      <style:text-properties style:text-position="sub 58%"/>
    </style:style>
    <style:style style:name="T7" style:family="text">
      <style:text-properties style:text-position="sub 58%" officeooo:rsid="001c72a6" style:font-size-asian="10.5pt"/>
    </style:style>
    <style:style style:name="T8" style:family="text">
      <style:text-properties style:text-position="sub 58%" officeooo:rsid="001d96f7" style:font-size-asian="10.5pt"/>
    </style:style>
    <style:style style:name="T9" style:family="text">
      <style:text-properties style:text-position="0% 100%"/>
    </style:style>
    <style:style style:name="T10" style:family="text">
      <style:text-properties style:text-position="0% 100%" officeooo:rsid="001c72a6" style:font-size-asian="10.5pt"/>
    </style:style>
    <style:style style:name="T11" style:family="text">
      <style:text-properties style:text-position="0% 100%" officeooo:rsid="001d96f7" style:font-size-asian="10.5pt"/>
    </style:style>
    <style:style style:name="T12" style:family="text">
      <style:text-properties style:text-position="0% 100%" officeooo:rsid="001f0976" style:font-size-asian="10.5pt"/>
    </style:style>
    <style:style style:name="T13" style:family="text">
      <style:text-properties style:text-position="0% 100%" officeooo:rsid="002c00b9"/>
    </style:style>
    <style:style style:name="T14" style:family="text">
      <style:text-properties style:text-position="0% 100%" officeooo:rsid="002e45e4"/>
    </style:style>
    <style:style style:name="T15" style:family="text">
      <style:text-properties style:text-position="0% 100%" officeooo:rsid="002e9304"/>
    </style:style>
    <style:style style:name="T16" style:family="text">
      <style:text-properties style:text-position="0% 100%" officeooo:rsid="00348f0f"/>
    </style:style>
    <style:style style:name="T17" style:family="text">
      <style:text-properties officeooo:rsid="001f8f38"/>
    </style:style>
    <style:style style:name="T18" style:family="text">
      <style:text-properties officeooo:rsid="00223a4f"/>
    </style:style>
    <style:style style:name="T19" style:family="text">
      <style:text-properties officeooo:rsid="00230962"/>
    </style:style>
    <style:style style:name="T20" style:family="text">
      <style:text-properties officeooo:rsid="00237b4f"/>
    </style:style>
    <style:style style:name="T21" style:family="text">
      <style:text-properties officeooo:rsid="00260fab"/>
    </style:style>
    <style:style style:name="T22" style:family="text">
      <style:text-properties officeooo:rsid="002d6227"/>
    </style:style>
    <style:style style:name="T23" style:family="text">
      <style:text-properties officeooo:rsid="0030712a"/>
    </style:style>
    <style:style style:name="T24" style:family="text">
      <style:text-properties officeooo:rsid="00342feb"/>
    </style:style>
    <style:style style:name="T25" style:family="text">
      <style:text-properties officeooo:rsid="003574bd"/>
    </style:style>
    <style:style style:name="T26" style:family="text">
      <style:text-properties officeooo:rsid="0037a3fc"/>
    </style:style>
    <style:style style:name="T27" style:family="text">
      <style:text-properties officeooo:rsid="003d571d"/>
    </style:style>
    <style:style style:name="T28" style:family="text">
      <style:text-properties officeooo:rsid="003ed90b"/>
    </style:style>
    <style:style style:name="T29" style:family="text">
      <style:text-properties officeooo:rsid="00412cf2"/>
    </style:style>
    <style:style style:name="T30" style:family="text">
      <style:text-properties officeooo:rsid="00439f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8">1. </text:span>Ewolucja różnicowa</text:p>
      <text:p text:style-name="P1"/>
      <text:p text:style-name="P1">Algorytm ten jest szczególnym przypadkiem algorytmu ewolucyjnego. Algorytm ten będzie operował na S-elementowej populacji osobników tak jak algorytm ewolucyjny. W procesie tworzenia kole<text:span text:style-name="T3">j</text:span>nej populacji możemy wyróżnić takie operacje jak: selekcj<text:span text:style-name="T3">a</text:span>, <text:span text:style-name="T3">mutacja, krzyżowanie, sukcesja.</text:span></text:p>
      <text:p text:style-name="P1"/>
      <text:p text:style-name="P15">Ogólna zasada działania:</text:p>
      <text:p text:style-name="P3">Algorytm będzie operował na dwóch tablicach S-elementowych z których jedna będzie stanowiła aktualną populację a druga populację obliczaną. Obliczenie kolejnej populacji będzie polegało na wykonaniu S operacji w których b<text:span text:style-name="T4">ę</text:span>dą przetwarzane po kolei wektory populacji aktualnej. <text:span text:style-name="T21">Każdy wektor populacji będzie posiadał obliczony koszt (czyli wartość funkcji) przechowywany w osobnej tablicy.</text:span></text:p>
      <text:p text:style-name="P3"><text:span text:style-name="T5">Oznaczenia:</text:span></text:p>
      <text:p text:style-name="P4"><text:span text:style-name="T5">x</text:span><text:span text:style-name="T7">i <text:s/></text:span><text:span text:style-name="T10">- </text:span><text:span text:style-name="T11">i-ty wektor populacji aktualnej</text:span></text:p>
      <text:p text:style-name="P4"><text:span text:style-name="T11">u</text:span><text:span text:style-name="T8">i </text:span><text:span text:style-name="T11">– i-ty wektor pomocniczy</text:span><text:span text:style-name="T12">(próbny)</text:span><text:line-break/></text:p>
      <text:p text:style-name="P8">Dokonywane operacje<text:span text:style-name="T23">(dla każdego kroku obliczenia populacji)</text:span>:</text:p>
      <text:p text:style-name="P8"/>
      <text:p text:style-name="P8">l ← select(P(t)) ; <text:span text:style-name="T24">(selekcja)</text:span></text:p>
      <text:p text:style-name="P8">a,b ← sample(P(t)) ; wybór z jednakowym p-stwem pary wektorów a,b <text:span text:style-name="T24">(selekcja)</text:span></text:p>
      <text:p text:style-name="P8">z ← l + F*(a,b) ; dodanie do losowego wektora l zaburzenia w postaci skalowanego wektora różnicowego <text:span text:style-name="T24">(mutacja)</text:span></text:p>
      <text:p text:style-name="P8">u<text:span text:style-name="T6">i</text:span><text:span text:style-name="T9"> ← crossover(x</text:span><text:span text:style-name="T6">i</text:span><text:span text:style-name="T9">, z) ; operacja krzyżowania </text:span><text:span text:style-name="T16">(krzyżowanie)</text:span></text:p>
      <text:p text:style-name="P8"><text:span text:style-name="T9">x</text:span><text:span text:style-name="T6">i </text:span><text:span text:style-name="T9">← tournament( x</text:span><text:span text:style-name="T6">i</text:span><text:span text:style-name="T9">, u</text:span><text:span text:style-name="T6">i</text:span><text:span text:style-name="T9"> ) ; porównanie pary wektora z populacji (x</text:span><text:span text:style-name="T6">i</text:span><text:span text:style-name="T9">) i jego dziecka (u</text:span><text:span text:style-name="T6">i</text:span><text:span text:style-name="T9">) </text:span><text:span text:style-name="T16">(sukcesja)</text:span></text:p>
      <text:p text:style-name="P4"/>
      <text:p text:style-name="P5">W i-tym kroku będzie dokonywane porównanie wektora x<text:span text:style-name="T6">i  </text:span><text:span text:style-name="T9">oraz u</text:span><text:span text:style-name="T6">i</text:span><text:span text:style-name="T9">. Wektor u</text:span><text:span text:style-name="T6">i</text:span><text:span text:style-name="T9"> będzie tworzony poprzez operację krzyżowania wymieniającego pomiędzy wektorem x</text:span><text:span text:style-name="T6">i </text:span><text:span text:style-name="T9"><text:s/>a drugim wektorem rodzica powstałym w wyniku </text:span><text:s/>losowego wybrania wektora l z populacji i dodania do niego ważonego (wartością parametru F – <text:span text:style-name="T25">stałą wpływu losowej różnicy</text:span>) wektora różnicowego.<text:line-break/><text:span text:style-name="T17">Wektor różnicowy symuluje szum (wektory wzięte do jego obliczenia zostały wybrane losowo z populacji aktualnej). Wartość parametru F odpowiednio przeskalowuje dane zaburzenie.</text:span></text:p>
      <text:p text:style-name="P1"/>
      <text:p text:style-name="P9">Tworzenie potomka polega na wzięciu trzech rodziców <text:span text:style-name="T22">(każdy ma być innym wektorem z populacji)</text:span>, jeden stanowi wektor l, dwóch pozostałych służy do obliczenia przeskalowanego wektora różnicowego. Następnie tworzony jest wektor sumy dwóch wymienionych. Dalej wektor ten jest krzyżowany z i-tym wektorem x<text:span text:style-name="T6">i</text:span><text:span text:style-name="T9">, z czego powstaje nam wektor u</text:span><text:span text:style-name="T6">i </text:span><text:span text:style-name="T14">(ostatni element wzięty podczas krzyżowania pochodzi od wektora z)</text:span><text:span text:style-name="T9">, który jest porównywany z wektorem x</text:span><text:span text:style-name="T6">i</text:span><text:span text:style-name="T9">. Zwycięzca tego porównania stanie się wekt</text:span><text:span text:style-name="T13">o</text:span><text:span text:style-name="T9">rem należącym do kolejnej populacji </text:span><text:span text:style-name="T15">(porównujemy zawsze rodzica z potomkiem)</text:span><text:span text:style-name="T9"><text:line-break/></text:span></text:p>
      <text:p text:style-name="P17"><text:span text:style-name="T9">Wnioski</text:span></text:p>
      <text:p text:style-name="P10">Używanie wektorów różnicowych, sprawia że algorytm korzysta z informacji o kierunku przeszukiwań. Parametr F wpływa na lokalność przeszuk<text:span text:style-name="T26">i</text:span>wań, im większy, tym <text:s/>nowo generowane wektory populacji i+1 będą bardziej oddalone od populacji i. <text:span text:style-name="T26">Parametr F wraz z parametrem S będącym wielkością populacji mają za zadanie dobrać możliwie dobrą różnorodność genetyczną. Przez możliwie dobrą rozumiemy taką, która nie powoduje stagnacji (braku nowych wektorów wytwarzanych przez operator krzyżowania), czyli przedwczesnej zbieżności, ale też nie spowoduje zbyt długiego oczekiwania na akceptowalny wynik.</text:span></text:p>
      <text:p text:style-name="P10"/>
      <text:p text:style-name="P14"><text:soft-page-break/>Zatrzymanie algorytmu.</text:p>
      <text:p text:style-name="P11">Zatrzymanie algorytmu będzie wynikało ze stabilizacji wartości najlepszego osobnika przez określoną liczbę pokoleń.</text:p>
      <text:p text:style-name="P7"/>
      <text:p text:style-name="P13">Testowanie.</text:p>
      <text:p text:style-name="P12">Jakość optymalizacji algorytmu będzie tożsama z jego szybkością zbieżności oraz znalezi<text:span text:style-name="T27">o</text:span>ną wartością funkcji.</text:p>
      <text:p text:style-name="P12"/>
      <text:p text:style-name="P18"><text:span text:style-name="T1">Dopasowanie algorytmu do optymalizacji zadanych funkcji (funkcji sferycznej oraz </text:span>Goldsteina-Price'<text:span text:style-name="T1">a) będzie polegało na sterowaniu 3 elementami algorytmu:</text:span></text:p>
      <text:p text:style-name="P18"><text:span text:style-name="T1">- wielkością populacji S</text:span></text:p>
      <text:p text:style-name="P18"><text:span text:style-name="T1">- wagą parametru F określającą wpływ losowej różnicy</text:span></text:p>
      <text:p text:style-name="P18"><text:span text:style-name="T1">- stałą operacji krzyżowania CR</text:span></text:p>
      <text:p text:style-name="P18"/>
      <text:p text:style-name="P2"><text:span text:style-name="T18">P</text:span>arametr F może przyjąć wartości od <text:s/>0.0 do 1.2 – wartości te zostały wyznaczone empirycznie. <text:span text:style-name="T18">D</text:span>la <text:span text:style-name="T2">większości</text:span> funkcji optymalna wartość leży pomiędzy 0.4 a 1.0. </text:p>
      <text:p text:style-name="P2"/>
      <text:p text:style-name="P2"><text:span text:style-name="T18">Dla naszych przypadków optymalizacji (funkcje dwuwymiarowe), które będą cechowały się 2-parametrowym wektorem, badany zakres zmienności parametru S będzie oscylował <text:s/>w granicach od 10 do 20.</text:span></text:p>
      <text:p text:style-name="P2"/>
      <text:p text:style-name="P6">Stał<text:span text:style-name="T20">a</text:span> operacji krzyżowania <text:span text:style-name="T20">CR</text:span> oznacza prawdopodobieństwo z jakim nowo tworzony wektor u<text:span text:style-name="T6">i</text:span> otrzyma określony parametr od wektora <text:span text:style-name="T19">z. Dla CR = 1 wszystkie parametry pochodzą od wektora z, dla wartości CR = 0, to jeden parametr pochodzi od wektora z. Jest to rodzaj krzyżowania niejednorodnego.</text:span></text:p>
      <text:p text:style-name="P6"/>
      <text:p text:style-name="P19">Przebieg testów:</text:p>
      <text:p text:style-name="P19"><text:span text:style-name="T30">K</text:span>ażda konfiguracja testowa parametrów będzie testowana kilkukrotnie. Punkty początkowe będą losowe dla każdego uruchomienia. Test można uznać za zaliczony, gdy algorytm pozostanie w szukanym ekstremum globalnym naszych funkcji. <text:span text:style-name="T29">Wtedy oceną konfiguracji będzie średnia szybkość zbieżności.</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2:43:19.929076541</meta:creation-date>
    <dc:date>2014-04-27T15:35:14.667193004</dc:date>
    <meta:editing-duration>PT2H36M21S</meta:editing-duration>
    <meta:editing-cycles>47</meta:editing-cycles>
    <meta:generator>LibreOffice/4.1.3.2$Linux_X86_64 LibreOffice_project/410m0$Build-2</meta:generator>
    <meta:document-statistic meta:table-count="0" meta:image-count="0" meta:object-count="0" meta:page-count="2" meta:paragraph-count="30" meta:word-count="588" meta:character-count="4368" meta:non-whitespace-character-count="3797"/>
  </office:meta>
</office:document-meta>
</file>